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38cm"/>
    </style:style>
    <style:style style:name="co3" style:family="table-column">
      <style:table-column-properties fo:break-before="auto" style:column-width="12.926cm"/>
    </style:style>
    <style:style style:name="co4" style:family="table-column">
      <style:table-column-properties fo:break-before="auto" style:column-width="11.333cm"/>
    </style:style>
    <style:style style:name="co5" style:family="table-column">
      <style:table-column-properties fo:break-before="auto" style:column-width="9.805cm"/>
    </style:style>
    <style:style style:name="co6" style:family="table-column">
      <style:table-column-properties fo:break-before="auto" style:column-width="3.076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999999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dastrar_Usuário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1" table:number-columns-repeated="16378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BDD- Cadastrar Usuário</text:p>
          </table:table-cell>
          <table:table-cell table:style-name="ce1"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3">
          <table:table-cell table:style-name="ce3"/>
          <table:table-cell table:style-name="ce3" office:value-type="string" calcext:value-type="string">
            <text:p>Cenário de erro</text:p>
          </table:table-cell>
          <table:table-cell table:style-name="ce3"/>
          <table:table-cell table:style-name="ce3" office:value-type="string" calcext:value-type="string">
            <text:p>Cenário de erro</text:p>
          </table:table-cell>
          <table:table-cell table:style-name="ce3"/>
          <table:table-cell table:style-name="ce3" office:value-type="string" calcext:value-type="string">
            <text:p>Cenário de erro</text:p>
          </table:table-cell>
          <table:table-cell table:style-name="ce3" table:number-columns-repeated="16378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cadastrar um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usuári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edito e insiro um nome que exceda o limite de caracteres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a data de nascimento maior que a data do cadastr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e-mail fora do formato estipulad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.</text:p>
          </table:table-cell>
          <table:table-cell table:number-columns-repeated="16378"/>
        </table:table-row>
        <table:table-row table:style-name="ro2" table:number-rows-repeated="5">
          <table:table-cell table:number-columns-repeated="16384"/>
        </table:table-row>
        <table:table-row table:style-name="ro3"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 table:number-columns-repeated="16378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cadastrar um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usuári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Insiro um CPF invali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Coloco uma senha fora do formato estipul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Não insiro o mínimo estipulado de caracteres para senh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 table:number-columns-repeated="16378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cadastrar um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usuári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Insiro o endereço sem colocar o CEP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Coloco um CEP invali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a senha deixando de seguir uma das regr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 table:number-columns-repeated="16378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cadastrar um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cadastrar um usuári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Insiro um CEP já cadastr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e-mail já cadastr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CPF com a quantidade de números inferior a estipulad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  <table:table-cell table:number-columns-repeated="16378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ditar_Usuário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default-cell-style-name="ce2"/>
        <table:table-column table:style-name="co5" table:default-cell-style-name="Default"/>
        <table:table-column table:style-name="co1" table:number-columns-repeated="16378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BDD- Editar Usuário</text:p>
          </table:table-cell>
          <table:table-cell table:style-name="ce1"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3">
          <table:table-cell table:style-name="ce3"/>
          <table:table-cell table:style-name="ce3" office:value-type="string" calcext:value-type="string">
            <text:p>Cenário de erro</text:p>
          </table:table-cell>
          <table:table-cell table:style-name="ce3"/>
          <table:table-cell table:style-name="ce3" office:value-type="string" calcext:value-type="string">
            <text:p>Cenário de erro</text:p>
          </table:table-cell>
          <table:table-cell table:style-name="ce3"/>
          <table:table-cell table:style-name="ce3" office:value-type="string" calcext:value-type="string">
            <text:p>Cenário de erro</text:p>
          </table:table-cell>
          <table:table-cell table:style-name="ce3" table:number-columns-repeated="16378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editar um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usuári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Edito e insiro um nome que exceda o limite de caracteres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Edito colocando uma data de nascimento maior que a data do cadastr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Edito inserindo um e-mail fora do formato <text:s/>de e-m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.</text:p>
          </table:table-cell>
          <table:table-cell table:number-columns-repeated="16378"/>
        </table:table-row>
        <table:table-row table:style-name="ro2" table:number-rows-repeated="5">
          <table:table-cell table:number-columns-repeated="16384"/>
        </table:table-row>
        <table:table-row table:style-name="ro3"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 table:number-columns-repeated="16378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editar um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usuári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Edito colocando uma senha fora do formato esper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Edito e Insiro uma senha com a quantidade de caracteres inferior a estipulada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Edito e insiro um CEP inválid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 table:number-columns-repeated="16378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editar um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 usuári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Não registro a ultima data de atualizaçã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Edito e deixo algum campo em branco e clico em prosseguir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a senha deixando de seguir uma das regra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table:style-name="ce3" table:number-columns-repeated="16384"/>
        </table:table-row>
        <table:table-row table:style-name="ro2">
          <table:table-cell office:value-type="string" calcext:value-type="string">
            <text:p>Dad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quand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ntão</text:p>
          </table:table-cell>
          <table:table-cell table:number-columns-repeated="16383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esquisar_Usuário" table:style-name="ta1">
        <table:table-column table:style-name="co1" table:default-cell-style-name="ce2"/>
        <table:table-column table:style-name="co2" table:default-cell-style-name="Default"/>
        <table:table-column table:style-name="co6" table:default-cell-style-name="ce2"/>
        <table:table-column table:style-name="co3" table:default-cell-style-name="Default"/>
        <table:table-column table:style-name="co1" table:default-cell-style-name="ce2"/>
        <table:table-column table:style-name="co5" table:default-cell-style-name="Default"/>
        <table:table-column table:style-name="co1" table:number-columns-repeated="16378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BDD- Pesquisar Usuário</text:p>
          </table:table-cell>
          <table:table-cell table:style-name="ce1"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3">
          <table:table-cell table:style-name="ce3"/>
          <table:table-cell table:style-name="ce3" office:value-type="string" calcext:value-type="string">
            <text:p>Cenário de erro</text:p>
          </table:table-cell>
          <table:table-cell table:style-name="ce3"/>
          <table:table-cell table:style-name="ce3" office:value-type="string" calcext:value-type="string">
            <text:p>Cenário de erro</text:p>
          </table:table-cell>
          <table:table-cell table:style-name="ce3"/>
          <table:table-cell table:style-name="ce3" office:value-type="string" calcext:value-type="string">
            <text:p>Cenário de erro</text:p>
          </table:table-cell>
          <table:table-cell table:style-name="ce3" table:number-columns-repeated="16378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pesquisar um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pesquisar um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pesquisar um usuári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<text:s/>insiro um nome que exceda o limite de caracteres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a data de nascimento não cadastrada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e-mail não cadastrad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.</text:p>
          </table:table-cell>
          <table:table-cell table:number-columns-repeated="16378"/>
        </table:table-row>
        <table:table-row table:style-name="ro2" table:number-rows-repeated="5">
          <table:table-cell table:number-columns-repeated="16384"/>
        </table:table-row>
        <table:table-row table:style-name="ro3">
          <table:table-cell table:style-name="ce3"/>
          <table:table-cell table:style-name="ce3" office:value-type="string" calcext:value-type="string">
            <text:p>Cenário erro</text:p>
          </table:table-cell>
          <table:table-cell table:number-columns-repeated="2" table:style-name="ce3" office:value-type="string" calcext:value-type="string">
            <text:p>Cenário de erro</text:p>
          </table:table-cell>
          <table:table-cell table:style-name="ce3" table:number-columns-repeated="16380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pesquisar um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pesquisar um usuári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Insiro um CPF invali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edito e insiro um nome inexisten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3"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 table:number-columns-repeated="16380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pesquisar um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pesquisar um usuári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Insiro o endereço sem colocar o CEP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Coloco um CEP invalid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3"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 table:number-columns-repeated="16380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pesquisar um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pesquisar um usuári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Insiro um CEP não cadastra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e-mail não cadastrad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table:number-columns-repeated="16380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ogin_Usuário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default-cell-style-name="ce2"/>
        <table:table-column table:style-name="co5" table:default-cell-style-name="Default"/>
        <table:table-column table:style-name="co1" table:number-columns-repeated="16378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BDD- Login do Usuário</text:p>
          </table:table-cell>
          <table:table-cell table:style-name="ce1"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3">
          <table:table-cell table:style-name="ce3"/>
          <table:table-cell table:style-name="ce3" office:value-type="string" calcext:value-type="string">
            <text:p>Cenário de erro</text:p>
          </table:table-cell>
          <table:table-cell table:style-name="ce3"/>
          <table:table-cell table:style-name="ce3" office:value-type="string" calcext:value-type="string">
            <text:p>Cenário de erro</text:p>
          </table:table-cell>
          <table:table-cell table:style-name="ce3"/>
          <table:table-cell table:style-name="ce3" office:value-type="string" calcext:value-type="string">
            <text:p>Cenário de erro</text:p>
          </table:table-cell>
          <table:table-cell table:style-name="ce3" table:number-columns-repeated="16378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fazer o login do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fazer o login do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fazer o login do usuári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Insiro um e-mail válido e não coloco a senha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 e-mail <text:s/>fora do formato válid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Insiro uma senha incorret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.</text:p>
          </table:table-cell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3"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 table:number-columns-repeated="16378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fazer o login do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fazer o login do usuário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fazer o login do usuári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Tento logar um usuário inativo no sistema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Não preencho o campo e-mail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não preencho nenhum campo e prossig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table:style-name="ce3"/>
          <table:table-cell table:style-name="ce3" office:value-type="string" calcext:value-type="string">
            <text:p>Cenário erro</text:p>
          </table:table-cell>
          <table:table-cell table:style-name="ce3" table:number-columns-repeated="16382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fazer o login do usuário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Coloco uma senha fora do formato permitido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ão</text:p>
          </table:table-cell>
          <table:table-cell office:value-type="string" calcext:value-type="string">
            <text:p>terei uma mensagem de erro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3">
          <table:table-cell table:style-name="ce3" table:number-columns-repeated="16384"/>
        </table:table-row>
        <table:table-row table:style-name="ro2" table:number-rows-repeated="104855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14:53:19.93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3T12:52:55.783000000</meta:creation-date>
    <dc:date>2023-10-03T13:46:23.585000000</dc:date>
    <meta:editing-duration>PT53M10S</meta:editing-duration>
    <meta:editing-cycles>36</meta:editing-cycles>
    <meta:generator>LibreOffice/7.5.3.2$Windows_X86_64 LibreOffice_project/9f56dff12ba03b9acd7730a5a481eea045e468f3</meta:generator>
    <meta:document-statistic meta:table-count="4" meta:cell-count="267" meta:object-count="0"/>
  </office:meta>
</office:document-meta>
</file>